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3pt" fo:font-weight="normal" officeooo:rsid="003da028" style:font-size-asian="13pt" style:font-weight-asian="normal" style:font-size-complex="13pt" style:font-weight-complex="normal"/>
    </style:style>
    <style:style style:name="P3" style:family="paragraph" style:parent-style-name="Standard">
      <style:paragraph-properties fo:text-align="start" style:justify-single-word="false"/>
      <style:text-properties fo:font-size="13pt" fo:font-weight="normal" officeooo:rsid="00439c72" officeooo:paragraph-rsid="00439c72"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normal" officeooo:rsid="00453f43" officeooo:paragraph-rsid="00453f43"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officeooo:rsid="00453f43" officeooo:paragraph-rsid="007d0abe"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normal" officeooo:rsid="00453f43" officeooo:paragraph-rsid="007e687f"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453f43" officeooo:paragraph-rsid="00877389"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font-size="13pt" fo:font-weight="normal" officeooo:rsid="00bf1315" officeooo:paragraph-rsid="00bf1315"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normal" officeooo:rsid="00bf1315" officeooo:paragraph-rsid="00c1f6f6"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bf1315" officeooo:paragraph-rsid="00cbc6a3"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bf1315" officeooo:paragraph-rsid="00cc0147"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bold" officeooo:rsid="003da028" style:font-size-asian="13pt" style:font-weight-asian="bold" style:font-size-complex="13pt" style:font-weight-complex="bold"/>
    </style:style>
    <style:style style:name="P13" style:family="paragraph" style:parent-style-name="Standard">
      <style:paragraph-properties fo:text-align="start" style:justify-single-word="false"/>
      <style:text-properties fo:font-size="13pt" fo:font-weight="bold" officeooo:rsid="00453f43" officeooo:paragraph-rsid="00453f43"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3pt" fo:font-weight="bold" officeooo:rsid="00453f43" officeooo:paragraph-rsid="007e687f" style:font-size-asian="13pt" style:font-weight-asian="bold" style:font-size-complex="13pt" style:font-weight-complex="bold"/>
    </style:style>
    <style:style style:name="P15" style:family="paragraph" style:parent-style-name="Standard">
      <style:paragraph-properties fo:text-align="start" style:justify-single-word="false"/>
      <style:text-properties fo:font-size="13pt" fo:font-weight="bold" officeooo:rsid="00453f43" officeooo:paragraph-rsid="00877389" style:font-size-asian="13pt" style:font-weight-asian="bold" style:font-size-complex="13pt" style:font-weight-complex="bold"/>
    </style:style>
    <style:style style:name="P16" style:family="paragraph" style:parent-style-name="Standard">
      <style:paragraph-properties fo:text-align="start" style:justify-single-word="false"/>
      <style:text-properties fo:font-size="13pt" fo:font-weight="bold" officeooo:rsid="00453f43" officeooo:paragraph-rsid="007d0abe" style:font-size-asian="13pt" style:font-weight-asian="bold" style:font-size-complex="13pt" style:font-weight-complex="bold"/>
    </style:style>
    <style:style style:name="P17" style:family="paragraph" style:parent-style-name="Standard">
      <style:paragraph-properties fo:text-align="start" style:justify-single-word="false"/>
      <style:text-properties fo:font-size="13pt" fo:font-weight="bold" officeooo:rsid="00bf1315" officeooo:paragraph-rsid="00bf1315"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size="13pt" fo:font-weight="bold" officeooo:rsid="00bf1315" officeooo:paragraph-rsid="00cbc6a3" style:font-size-asian="13pt" style:font-weight-asian="bold" style:font-size-complex="13pt" style:font-weight-complex="bold"/>
    </style:style>
    <style:style style:name="P19" style:family="paragraph" style:parent-style-name="Standard">
      <style:paragraph-properties fo:text-align="start" style:justify-single-word="false"/>
      <style:text-properties fo:font-size="13pt" fo:font-weight="bold" officeooo:rsid="00bf1315" officeooo:paragraph-rsid="00bf1315"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fo:font-weight="normal" officeooo:rsid="00453f43" officeooo:paragraph-rsid="00453f43" fo:background-color="#fff200" style:font-size-asian="13pt" style:font-weight-asian="normal" style:font-size-complex="13pt" style:font-weight-complex="normal"/>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fo:font-style="italic" fo:font-weight="bold" fo:background-color="#fff200" loext:char-shading-value="0" style:font-style-asian="italic" style:font-weight-asian="bold" style:font-style-complex="italic" style:font-weight-complex="bold"/>
    </style:style>
    <style:style style:name="T4" style:family="text">
      <style:text-properties fo:font-style="italic" fo:font-weight="bold" fo:background-color="#fff200" loext:char-shading-value="0" style:font-style-asian="italic" style:font-weight-asian="bold" style:font-style-complex="italic" style:font-weight-complex="bold"/>
    </style:style>
    <style:style style:name="T5" style:family="text">
      <style:text-properties officeooo:rsid="00453f43"/>
    </style:style>
    <style:style style:name="T6" style:family="text">
      <style:text-properties officeooo:rsid="004a6d27"/>
    </style:style>
    <style:style style:name="T7" style:family="text">
      <style:text-properties officeooo:rsid="004c03f5"/>
    </style:style>
    <style:style style:name="T8" style:family="text">
      <style:text-properties officeooo:rsid="0051d1b2"/>
    </style:style>
    <style:style style:name="T9" style:family="text">
      <style:text-properties officeooo:rsid="0055edf2"/>
    </style:style>
    <style:style style:name="T10" style:family="text">
      <style:text-properties officeooo:rsid="005a7c4b"/>
    </style:style>
    <style:style style:name="T11" style:family="text">
      <style:text-properties officeooo:rsid="0073dcb7"/>
    </style:style>
    <style:style style:name="T12" style:family="text">
      <style:text-properties officeooo:rsid="00773cff"/>
    </style:style>
    <style:style style:name="T13" style:family="text">
      <style:text-properties officeooo:rsid="0078ac7f"/>
    </style:style>
    <style:style style:name="T14" style:family="text">
      <style:text-properties officeooo:rsid="00816c18"/>
    </style:style>
    <style:style style:name="T15" style:family="text">
      <style:text-properties officeooo:rsid="00877389"/>
    </style:style>
    <style:style style:name="T16" style:family="text">
      <style:text-properties officeooo:rsid="008af72e"/>
    </style:style>
    <style:style style:name="T17" style:family="text">
      <style:text-properties officeooo:rsid="008c92dd"/>
    </style:style>
    <style:style style:name="T18" style:family="text">
      <style:text-properties officeooo:rsid="009249b4"/>
    </style:style>
    <style:style style:name="T19" style:family="text">
      <style:text-properties officeooo:rsid="00c0aa82"/>
    </style:style>
    <style:style style:name="T20" style:family="text">
      <style:text-properties officeooo:rsid="00c42eb4"/>
    </style:style>
    <style:style style:name="T21" style:family="text">
      <style:text-properties fo:font-weight="bold" fo:background-color="#fff200" loext:char-shading-value="0" style:font-weight-asian="bold" style:font-weight-complex="bold"/>
    </style:style>
    <style:style style:name="T22" style:family="text">
      <style:text-properties officeooo:rsid="00cdee68"/>
    </style:style>
    <style:style style:name="T23" style:family="text">
      <style:text-properties officeooo:rsid="00cf7c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ENTURES IN FUNCTIONS</text:p>
      <text:p text:style-name="P2">• Inline functions</text:p>
      <text:p text:style-name="P2">• Reference variables</text:p>
      <text:p text:style-name="P2">• How to pass function arguments by reference</text:p>
      <text:p text:style-name="P2">• Default arguments</text:p>
      <text:p text:style-name="P2">• Function overloading</text:p>
      <text:p text:style-name="P2">• Function templates</text:p>
      <text:p text:style-name="P2">• <text:span text:style-name="T2">Function template specializations</text:span></text:p>
      <text:p text:style-name="P2"/>
      <text:p text:style-name="P2">With Chapter 7, “Functions: C++’s Programming Modules,” under your belt, you now know a lot about C++ functions, but there’s much more to come. C++ provides many new function features that separate C++ from its C heritage. The new features include <text:span text:style-name="T1">inline functions</text:span>, <text:span text:style-name="T1">by-reference variable passing</text:span>, <text:span text:style-name="T1">default argument values</text:span>, <text:span text:style-name="T1">function overloading</text:span> (polymorphism), and t<text:span text:style-name="T1">emplate functions</text:span>. This chapter, more than any other you’ve read so far, explores features found in C++ but not C, so it marks your first major foray into plus-plussedness.</text:p>
      <text:p text:style-name="P2"/>
      <text:p text:style-name="P12">C++ Inline Functions</text:p>
      <text:p text:style-name="P2">Inline functions are a C++ enhancement designed to <text:span text:style-name="T2">speed up programs</text:span>. The primary distinction between normal functions and inline functions is not in how you code them but in how the C++ compiler incorporates them into a program. The final product of the compilation process is an executable program, which consists of a set of machine language instructions. When you start a program, the <text:span text:style-name="T1">operating system loads these instructions into the computer’s memory</text:span> so that each instruction has a particular memory address.</text:p>
      <text:p text:style-name="P2"/>
      <text:p text:style-name="P2">The computer then goes through these instructions step-by-step. Sometimes, as when you have a loop or a branching statement, program execution skips over instructions, jumping backward or forward to a particular address. Normal function calls also involve having a program jump to another address (the function’s address) and then jump back when the function terminates.</text:p>
      <text:p text:style-name="P2"/>
      <text:p text:style-name="P3">When a program reaches the function call instruction, the program stores the memory address of the instruction immediately following the function call, copies function arguments to the stack (a</text:p>
      <text:p text:style-name="P3">block of memory reserved for that purpose), jumps to the memory location that marks the beginning of the function, executes the function code (perhaps placing a return value in a register), and then jumps back to the instruction whose address it saved. 1 Jumping back and forth</text:p>
      <text:p text:style-name="P3">and keeping track of where to jump means that there is an overhead in elapsed time to using</text:p>
      <text:p text:style-name="P3">functions.</text:p>
      <text:p text:style-name="P3"/>
      <text:p text:style-name="P3">C++ inline functions provide an alternative. In an inline function, <text:span text:style-name="T1">the compiled code is “in</text:span></text:p>
      <text:p text:style-name="P3"><text:span text:style-name="T1">line” with the other code in the program.</text:span> <text:span text:style-name="T1">That is, the compiler replaces the function call with</text:span></text:p>
      <text:p text:style-name="P3"><text:span text:style-name="T1">the corresponding function code. With inline code, the program doesn’t have to jump to another location to execute the code and then jump back</text:span>. Inline functions thus run a little faster than regular functions, but they come with a <text:span text:style-name="T3">memory penalty</text:span>. If a program calls an inline function at 10 separate locations, then the program winds up with 10 copies of the function inserted into the code. <text:span text:style-name="T5">(see pg 361)</text:span></text:p>
      <text:p text:style-name="P3"/>
      <text:p text:style-name="P4">It’s a bit like having to leave off reading some text to find out what a footnote says and then, upon finishing the footnote, returning to where you were reading in the text.</text:p>
      <text:p text:style-name="P4"/>
      <text:p text:style-name="P4"><text:soft-page-break/>To use this feature, you must take at least one of two actions:</text:p>
      <text:p text:style-name="P4">• Preface the function <text:span text:style-name="T3">declaration</text:span> with the keyword inline</text:p>
      <text:p text:style-name="P4">• Preface the function <text:span text:style-name="T3">definition</text:span> with the keyword inline .</text:p>
      <text:p text:style-name="P4"/>
      <text:p text:style-name="P4">A common practice is to omit the prototype and to place the entire definition (meaning the</text:p>
      <text:p text:style-name="P4">function header and all the function code) where the prototype would normally go. <text:span text:style-name="T1">The compiler does not have to honor your request to make a function inline</text:span>. It might decide the function is too large or notice that it calls itself (recursion is not allowed or indeed possible for inline functions), or the feature might not be turned on or implemented for your particular compiler.</text:p>
      <text:p text:style-name="P4"/>
      <text:p text:style-name="P13">Reference Variables</text:p>
      <text:p text:style-name="P4">C++ adds a new compound type to the language—the reference variable. A reference is a name</text:p>
      <text:p text:style-name="P4">that acts as an <text:span text:style-name="T3">alias</text:span>, or an alternative name, for a previously defined variable. For example, if</text:p>
      <text:p text:style-name="P4">you make twain a reference to the clemens variable, you can use twain and clemens inter changeably to represent that variable. the main use for a reference variable is as a formal argument to a function. If you use a reference as an argument, the function works with the original data instead of with a copy. References provide a convenient alternative to pointers for processing large structures with a function, and they are essential for designing classes.</text:p>
      <text:p text:style-name="P4"/>
      <text:p text:style-name="P13">Creating a Reference Variable</text:p>
      <text:p text:style-name="P4">You might recall that C and C++ use the &amp; symbol to indicate the address of a variable. C++</text:p>
      <text:p text:style-name="P4">assigns an additional meaning to the &amp; symbol and presses it into service for declaring references. For example, to make rodents an alternative name for the variable rats , you could do</text:p>
      <text:p text:style-name="P4">the following:</text:p>
      <text:p text:style-name="P4"/>
      <text:p text:style-name="P4">int rats;</text:p>
      <text:p text:style-name="P4">int &amp; rodents = rats; // makes rodents an alias for rats</text:p>
      <text:p text:style-name="P4"/>
      <text:p text:style-name="P4">In this context, &amp; is not the address operator. Instead, it serves as part of the type identifier. Just as char * in a declaration means pointer-to- char , int &amp; means reference-to- int . The reference declaration allows you to use rats and rodents interchangeably; both refer to the same value and the same memory location.</text:p>
      <text:p text:style-name="P4"/>
      <text:p text:style-name="P4"><text:span text:style-name="T6">Y</text:span>ou can create both a reference and a pointer to refer to rats :</text:p>
      <text:p text:style-name="P4"/>
      <text:p text:style-name="P4">int rats = 101;</text:p>
      <text:p text:style-name="P4">int &amp; rodents = rats; <text:s text:c="2"/>// rodents a reference</text:p>
      <text:p text:style-name="P4">int * prats = &amp;rats; <text:s text:c="2"/>// prats a pointer</text:p>
      <text:p text:style-name="P4"/>
      <text:p text:style-name="P4">Then, you could use the expressions rodents and *prats interchangeably with rats and use</text:p>
      <text:p text:style-name="P4">the expressions &amp;rodents and prats interchangeably with &amp;rats . <text:span text:style-name="T7">I</text:span>t is necessary to initialize the reference when you declare it; you can’t declare the reference and then assign it a value later the way you can with a pointer:</text:p>
      <text:p text:style-name="P4"/>
      <text:p text:style-name="P4">A reference is rather like a const pointer; you have to initialize it when you create it, and once</text:p>
      <text:p text:style-name="P4">a reference pledges its allegiance to a particular variable, it sticks to its pledge.</text:p>
      <text:p text:style-name="P4"/>
      <text:p text:style-name="P4">That is,</text:p>
      <text:p text:style-name="P4"><text:soft-page-break/>int &amp; rodents = rats;</text:p>
      <text:p text:style-name="P4"/>
      <text:p text:style-name="P4">is, in essence, a disguised notation for something like this:</text:p>
      <text:p text:style-name="P4"/>
      <text:p text:style-name="P4">int * const pr = &amp;rats;</text:p>
      <text:p text:style-name="P4"/>
      <text:p text:style-name="P4">Suppose you tried the following:</text:p>
      <text:p text:style-name="P4"/>
      <text:p text:style-name="P4">int rats = 101;</text:p>
      <text:p text:style-name="P4">int * pt = <text:span text:style-name="T3">&amp;</text:span>rats;</text:p>
      <text:p text:style-name="P4">int &amp; rodents = *pt;</text:p>
      <text:p text:style-name="P4">int bunnies = 50;</text:p>
      <text:p text:style-name="P4">pt = &amp;bunnies;</text:p>
      <text:p text:style-name="P4"/>
      <text:p text:style-name="P4">Initializing rodents to *pt makes rodents refer to rats . Subsequently altering pt to point to</text:p>
      <text:p text:style-name="P4">bunnies does not alter the fact that rodents refers to rats .</text:p>
      <text:p text:style-name="P4"/>
      <text:p text:style-name="P13">References as Function Parameters</text:p>
      <text:p text:style-name="P4">Most often, <text:span text:style-name="T1">references are used as function parameters</text:span>, making a variable name in a function</text:p>
      <text:p text:style-name="P4">an alias for a variable in the <text:span text:style-name="T1">calling program</text:span>. This method of passing arguments is called passing by reference. Passing by reference allows a called function to access variables in the calling</text:p>
      <text:p text:style-name="P4">function. C++’s addition of the feature is a break from C, which only passes by value. Passing</text:p>
      <text:p text:style-name="P4">by value, recall, results in the called function working with copies of values from the calling</text:p>
      <text:p text:style-name="P4">program. (See Figure 8.2.) Of course, C lets you get around the passing by value limitation by</text:p>
      <text:p text:style-name="P4">using pointers. <text:span text:style-name="T8">(see pg 367)</text:span></text:p>
      <text:p text:style-name="P4"/>
      <text:p text:style-name="P4">A swapping function has to be able to alter values of variables in the calling program. That means the usual approach of passing variables by value won’t work because the function will end up swapping the contents of copies of the original variables instead of the variables themselves. If you pass references, however, the function can work with the original data. Alternatively, you can pass pointers in order to access the original data.</text:p>
      <text:p text:style-name="P4"/>
      <text:p text:style-name="P13">Program Notes</text:p>
      <text:p text:style-name="P4">(Recall that the type declaration int *p means that p is a pointer to an int and therefore the</text:p>
      <text:p text:style-name="P4">argument corresponding to p should be an address, such as &amp;wallet1 .) Earlier, I said you should initialize a reference variable when you define it. You can consider reference function arguments as being initialized to the argument passed by the function call.</text:p>
      <text:p text:style-name="P4"/>
      <text:p text:style-name="P13">Reference Properties and Oddities</text:p>
      <text:p text:style-name="P4">Using reference arguments has several twists you need to know about. <text:span text:style-name="T9">(see pg 370) If your intent is that a </text:span>function use the information passed to it without modifying the information, and if you’re</text:p>
      <text:p text:style-name="P4">using a reference, you should use a constant reference. If your intent is that a function use the information passed to it without modifying the information, and if you’re using a reference, you should use a constant reference. Here, for example, you should use <text:span text:style-name="T3">const</text:span> in the function prototype and function header:</text:p>
      <text:p text:style-name="P4"/>
      <text:p text:style-name="P4">double refcube(<text:span text:style-name="T3">const</text:span> double &amp;ra);</text:p>
      <text:p text:style-name="P4"/>
      <text:p text:style-name="P4"><text:soft-page-break/>If you do this, the compiler generates an error message when it finds code altering the value</text:p>
      <text:p text:style-name="P4">of ra . Reference arguments become useful with larger data units, such as structures and classes.</text:p>
      <text:p text:style-name="P4"/>
      <text:p text:style-name="P13">Temporary Variables, Reference Arguments, and const</text:p>
      <text:p text:style-name="P4"><text:span text:style-name="T2">C++ can generate a temporary variable if the actual argument doesn’t match a reference argument.</text:span> Currently, C++ permits this only if the argument is a <text:span text:style-name="T1">const reference</text:span>, but this is a new restriction. Let’s look at the cases in which C++ does generate temporary variables and see why the restriction to a const reference makes sense.</text:p>
      <text:p text:style-name="P4"/>
      <text:p text:style-name="P4">First, when is a temporary variable created? Provided that the reference parameter is a const ,</text:p>
      <text:p text:style-name="P4">the compiler generates a temporary variable in two kinds of situations:</text:p>
      <text:p text:style-name="P4"/>
      <text:p text:style-name="P4">• When the actual argument is the correct type but isn’t an lvalue</text:p>
      <text:p text:style-name="P4">• When the actual argument is of the wrong type, but it’s of a type that can be converted</text:p>
      <text:p text:style-name="P4"><text:s text:c="4"/>to the correct type</text:p>
      <text:p text:style-name="P4"/>
      <text:p text:style-name="P4">An argument that’s an lvalue is a data object that can be referenced. For example, a variable,</text:p>
      <text:p text:style-name="P4">an array element, a structure member, a reference, and a dereferenced pointer are lvalues. Non-lvalues include <text:span text:style-name="T2">literal constants</text:span> and <text:span text:style-name="T2">expressions with multiple terms</text:span>. (Recall that an element of an array behaves like a variable of the same type as the element.) These temporary variables last for the duration of the function call, but then the compiler is free to dump them. <text:span text:style-name="T10">(see pg 373)</text:span></text:p>
      <text:p text:style-name="P4"/>
      <text:p text:style-name="P13">Remember</text:p>
      <text:p text:style-name="P4">If a function call argument isn’t an lvalue or does not match the type of the corresponding const</text:p>
      <text:p text:style-name="P4">reference parameter, C++ creates an anonymous variable of the correct type, assigns the value of the function call argument to the anonymous variable, and has the parameter refer to that variable.</text:p>
      <text:p text:style-name="P4"/>
      <text:p text:style-name="P13">Using References with a Structure</text:p>
      <text:p text:style-name="P4"><text:span text:style-name="T1">References work wonderfully with structures and classes</text:span>, C++’s user-defined types. Indeed, references were introduced primarily for use with these types, not for use with the basic built-in</text:p>
      <text:p text:style-name="P4">types. The method for using a reference to a structure is the same as the method for using a reference to a basic variable: You just use the &amp; reference operator when declaring a structure parameter.</text:p>
      <text:p text:style-name="P4"/>
      <text:p text:style-name="P13">Use const When You Can</text:p>
      <text:p text:style-name="P4">• Using const protects you against programming errors that inadvertently alter data.</text:p>
      <text:p text:style-name="P4">• Using const allows a function to process both const and non- const actual arguments,</text:p>
      <text:p text:style-name="P4">whereas a function that omits const in the prototype only can accept non- const data.</text:p>
      <text:p text:style-name="P4">• Using a const reference allows the function to generate and use a temporary<text:span text:style-name="T1"> variable appropriately</text:span>.</text:p>
      <text:p text:style-name="P4"/>
      <text:p text:style-name="P4">The second new area is using a<text:span text:style-name="T3"> reference as a return value</text:span>. Normally, the<text:span text:style-name="T3"> return mechanism</text:span></text:p>
      <text:p text:style-name="P4">copies the returned value to a temporary storage area, which the calling program then accesses. Returning a reference, however, means that the <text:span text:style-name="T1">calling program accesses the return value directly,</text:span> without there being a copy. Typically, the reference refers to a reference passed to the function in the first place, so the calling function actually winds up directly accessing one of its own variables. Here, for example, sysopref is a reference to looper , so the return value</text:p>
      <text:p text:style-name="P4">is the original looper variable in main() .</text:p>
      <text:p text:style-name="P4"><text:soft-page-break/>If the use() function simply returned a structure, the contents of sysopref would be copied</text:p>
      <text:p text:style-name="P4">to a temporary return location, and then the contents of the temporary return location would</text:p>
      <text:p text:style-name="P4">be copied to copycat . But because use() returns a reference to looper , in this case the con-</text:p>
      <text:p text:style-name="P4">tents of looper are copied directly to copycat . This illustrates one of the main benefits of</text:p>
      <text:p text:style-name="P4">returning a reference to a structure instead of returning a structure: efficiency.</text:p>
      <text:p text:style-name="P4"/>
      <text:p text:style-name="P13">Remember</text:p>
      <text:p text:style-name="P20">A function that returns a reference is actually an alias for the referred-to variable.</text:p>
      <text:p text:style-name="P4"/>
      <text:p text:style-name="P4">The third new area is that the<text:span text:style-name="T1"> program uses the function call to access a structure member</text:span>:</text:p>
      <text:p text:style-name="P4"/>
      <text:p text:style-name="P4">cout &lt;&lt; “use(looper): “ &lt;&lt; use(looper).used &lt;&lt; “ use(s)\n”;</text:p>
      <text:p text:style-name="P4"/>
      <text:p text:style-name="P4">Because use() returns a reference to looper , this line has the same effect as the following two:</text:p>
      <text:p text:style-name="P4"/>
      <text:p text:style-name="P4">use(looper);</text:p>
      <text:p text:style-name="P4">cout &lt;&lt; “use(looper): “ &lt;&lt; looper.used &lt;&lt; “ use(s)\n”;</text:p>
      <text:p text:style-name="P4"/>
      <text:p text:style-name="P4">The notation use(looper).used accesses the used member of looper . If the function</text:p>
      <text:p text:style-name="P4">returned a structure instead of a reference to a structure, the code would access the used member of the t<text:span text:style-name="T1">emporary return copy</text:span> of looper .</text:p>
      <text:p text:style-name="P4"/>
      <text:p text:style-name="P13">Being Careful About What a Return Reference Refers To</text:p>
      <text:p text:style-name="P4">The single most important point to remember when returning a reference is avoid returning a</text:p>
      <text:p text:style-name="P4">reference to a memory location that ceases to exist when the function terminates. What you</text:p>
      <text:p text:style-name="P4">want to avoid is code along these lines:</text:p>
      <text:p text:style-name="P4"/>
      <text:p text:style-name="P4">const sysop &amp; clone2(sysop &amp; sysopref)</text:p>
      <text:p text:style-name="P4">{</text:p>
      <text:p text:style-name="P4"><text:tab/>sysop newguy; <text:s text:c="13"/>// first step to big error</text:p>
      <text:p text:style-name="P4"><text:tab/>newguy = sysopref; <text:s text:c="5"/>// copy info</text:p>
      <text:p text:style-name="P4"><text:tab/>return newguy; <text:s text:c="11"/>// return reference to copy</text:p>
      <text:p text:style-name="P4">}</text:p>
      <text:p text:style-name="P4">This has the unfortunate effect of returning a reference to a temporary variable ( newguy ) that</text:p>
      <text:p text:style-name="P4">passes from existence as soon as the function terminates. Similarly, you should avoid returning pointers to such temporary variables. <text:span text:style-name="T1">The simplest way to avoid this problem is to return a reference that was passed as an argument to the function. </text:span>A reference parameter will refer to data used by the calling function, hence the returned reference will refer to that same data.</text:p>
      <text:p text:style-name="P4"/>
      <text:p text:style-name="P4">A second method is to use new to create new storage. You’ve already seen examples in which</text:p>
      <text:p text:style-name="P4">new creates space for a string and the function returns a pointer to that space. Here’s how you</text:p>
      <text:p text:style-name="P4">could do something similar with a reference:</text:p>
      <text:p text:style-name="P4"/>
      <text:p text:style-name="P4">const sysop &amp; clone(sysop &amp; sysopref)</text:p>
      <text:p text:style-name="P4">{</text:p>
      <text:p text:style-name="P4">sysop * psysop = new sysop;</text:p>
      <text:p text:style-name="P4">*psysop = sysopref; <text:s text:c="18"/>// copy info</text:p>
      <text:p text:style-name="P4">return *psysop; <text:s text:c="23"/>// return reference to copy</text:p>
      <text:p text:style-name="P4"><text:soft-page-break/>}</text:p>
      <text:p text:style-name="P4">The first statement creates a nameless sysop structure. The pointer psysop points to the structure, so *psysop is the structure. The code appears to return the structure, but the function declaration indicates that the function really returns a reference to this structure. You could then use the function this way:</text:p>
      <text:p text:style-name="P4"/>
      <text:p text:style-name="P4">sysop &amp; jolly = clone(looper);</text:p>
      <text:p text:style-name="P4"/>
      <text:p text:style-name="P4"><text:span text:style-name="T1">This makes jolly a reference to the new structure.</text:span> There is a problem with this approach: You</text:p>
      <text:p text:style-name="P4">should use delete to free memory allocated by new when the memory is no longer needed. A</text:p>
      <text:p text:style-name="P4">call to clone() hides the call to new , making it simpler to forget to use delete later.</text:p>
      <text:p text:style-name="P4"/>
      <text:p text:style-name="P13">Why Use const with a Reference Return?</text:p>
      <text:p text:style-name="P4">The use() function return type in the preceding example is const sysop &amp; . You may be wondering about the purpose of const in this usage. <text:span text:style-name="T1">It doesn’t mean that the sysop structure itself is const ; it just means that you can’t use the return value directly to modify the structure.</text:span> For instance, if you omitted const , you could use code like this:</text:p>
      <text:p text:style-name="P4"/>
      <text:p text:style-name="P4">use(looper).used = 10;</text:p>
      <text:p text:style-name="P4"/>
      <text:p text:style-name="P4">Because use() returns a reference to looper , this code would have the same effect as the following:</text:p>
      <text:p text:style-name="P4"/>
      <text:p text:style-name="P4">use(looper); <text:s text:c="22"/>// display structure, increment used member</text:p>
      <text:p text:style-name="P4">looper.used = 10; <text:s text:c="13"/>// reset used member to 10</text:p>
      <text:p text:style-name="P4"/>
      <text:p text:style-name="P4"/>
      <text:p text:style-name="P4">Or you could use this:</text:p>
      <text:p text:style-name="P4"/>
      <text:p text:style-name="P4">sysop newgal = {“Polly Morf”, “Polly’s not a hacker.”, 0};</text:p>
      <text:p text:style-name="P4">use(looper) = newgal;</text:p>
      <text:p text:style-name="P4"/>
      <text:p text:style-name="P4">This would have the same effect as the following:</text:p>
      <text:p text:style-name="P4">sysop newgal = {“Polly Morf”, “Polly’s not a hacker.”, 0};</text:p>
      <text:p text:style-name="P4">use(looper); <text:s text:c="17"/>// display structure, increment used member</text:p>
      <text:p text:style-name="P4">looper = newgal; <text:s text:c="8"/>// replace looper contents with newgal contents</text:p>
      <text:p text:style-name="P4"/>
      <text:p text:style-name="P13">Using References with a Class Object</text:p>
      <text:p text:style-name="P4">The usual C++ practice for passing class objects to a function is to use references. For instance,</text:p>
      <text:p text:style-name="P4">you would use reference parameters for functions taking objects of the string , ostream , istream , ofstream , and ifstream classes as arguments. <text:span text:style-name="T11">(see pg 380)</text:span></text:p>
      <text:p text:style-name="P4"/>
      <text:p text:style-name="P13">Another Object Lesson: Objects, Inheritance, and References</text:p>
      <text:p text:style-name="P4">The ostream and ofstream classes bring an interesting property of references to the fore. As</text:p>
      <text:p text:style-name="P4">you may recall from Chapter 6, “Branching Statements and Logical Operators,” objects of the</text:p>
      <text:p text:style-name="P4">ofstream type can use ostream methods, allowing file input/output to use the same forms as</text:p>
      <text:p text:style-name="P4">console input/output. The language feature that makes it possible to pass features from one</text:p>
      <text:p text:style-name="P4"><text:soft-page-break/>class to another is called inheritance, and Chapter 13, “Class Inheritance,” discusses this feature in detail. In brief, ostream is termed a base class (because the ofstream class is based on it) and ofstream is termed a derived class (because it is derived from ostream ). A derived class inherits the base class methods, which means that an ofstream object can use base class features such as the precision() and setf() formatting methods. Another aspect of inheritance is that a base class reference can refer to a derived class object without requiring a type cast. <text:span text:style-name="T12">(see pg 383 code it return)</text:span></text:p>
      <text:p text:style-name="P4"/>
      <text:p text:style-name="P13">When to Use Reference Arguments</text:p>
      <text:p text:style-name="P4">• To allow you to alter a data object in the calling function</text:p>
      <text:p text:style-name="P4">• To speed up a program by passing a reference instead of an entire data object <text:span text:style-name="T13">(see pg 385)</text:span></text:p>
      <text:p text:style-name="P4"/>
      <text:p text:style-name="P13">Default Arguments</text:p>
      <text:p text:style-name="P4">A default argument is a value that’s used automatically if you omit the corresponding actual argument from a function call. For example, if you set up void wow(int n) so that n has a default value of 1 , the function call wow() is the same as wow(1) . How do you establish a default value? You must use the function prototype. Because the compiler looks at the prototype to see how many arguments a function uses, the function prototype also has to alert the program to the possibility of default arguments.</text:p>
      <text:p text:style-name="P4"/>
      <text:p text:style-name="P4">When you use a function with an argument list, you must add defaults from right to left. That</text:p>
      <text:p text:style-name="P4">is, you can’t provide a default value for a particular argument unless you also provide defaults</text:p>
      <text:p text:style-name="P4">for all the arguments to its right:</text:p>
      <text:p text:style-name="P4"/>
      <text:p text:style-name="P5">int harpo(int n, int m = 4, int j = 5); <text:s text:c="2"/>// VALID</text:p>
      <text:p text:style-name="P5">int chico(int n, int m = 6, int j); <text:s text:c="8"/>// INVALID</text:p>
      <text:p text:style-name="P5">int groucho(int k = 1, int m = 2, int n = 3); <text:s/>// VALID</text:p>
      <text:p text:style-name="P5"/>
      <text:p text:style-name="P5">For example, the harpo() prototype permits calls with one, two, or three arguments:</text:p>
      <text:p text:style-name="P5"/>
      <text:p text:style-name="P6">beeps = harpo(2); <text:s text:c="11"/>// same as harpo(2,4,5)</text:p>
      <text:p text:style-name="P6">beeps = harpo(1,8); <text:s text:c="8"/>// same as harpo(1,8,5)</text:p>
      <text:p text:style-name="P6">beeps = harpo (8,7,6); <text:s text:c="4"/>// no default arguments used</text:p>
      <text:p text:style-name="P6"/>
      <text:p text:style-name="P6">The actual arguments are assigned to the corresponding formal arguments from left to right;</text:p>
      <text:p text:style-name="P6">you can’t skip over arguments. Thus, the following isn’t allowed:</text:p>
      <text:p text:style-name="P6"/>
      <text:p text:style-name="P6">beeps = harpo(3, ,8); <text:s text:c="2"/>// invalid, doesn’t set m to 4</text:p>
      <text:p text:style-name="P6"/>
      <text:p text:style-name="P6">Default arguments aren’t a major programming breakthrough; rather, they are a convenience.</text:p>
      <text:p text:style-name="P6">When you begin working with class design, you’ll find that they can reduce the number of constructors, methods, and method overloads you have to define. <text:span text:style-name="T14">(see pg 386 for coding)</text:span></text:p>
      <text:p text:style-name="P6"/>
      <text:p text:style-name="P14">Function Overloading</text:p>
      <text:p text:style-name="P6">Function polymorphism is a neat C++ addition to C’s capabilities. The word polymorphism means having many forms. Overloaded functions are analogous to verbs having more than one meaning. C++ uses the context to decide which version of an overloaded function is intended.</text:p>
      <text:p text:style-name="P5"/>
      <text:p text:style-name="P5"><text:soft-page-break/>The key to function overloading is a function’s argument list, also called the function signature.</text:p>
      <text:p text:style-name="P5">If two functions use the same number and types of arguments in the same order, they have the</text:p>
      <text:p text:style-name="P5">same signature; the variable names don’t matter. C++ enables you to define two functions by</text:p>
      <text:p text:style-name="P5">the same name, provided that the functions have different signatures. The signature can differ</text:p>
      <text:p text:style-name="P5">in the number of arguments or in the type of arguments, or both.</text:p>
      <text:p text:style-name="P5"/>
      <text:p text:style-name="P5">The function-matching process does discriminate between const and non- const variables.</text:p>
      <text:p text:style-name="P5">Consider the following prototypes: <text:span text:style-name="T15">I</text:span>t’s valid to assign a nonconst value to a const variable, but not vice versa.</text:p>
      <text:p text:style-name="P5"/>
      <text:p text:style-name="P5">Keep in mind that the signature, not the function type, enables function overloading. For</text:p>
      <text:p text:style-name="P5">example, the following two declarations are incompatible:</text:p>
      <text:p text:style-name="P5"/>
      <text:p text:style-name="P7">long gronk(int n, float m); <text:s text:c="5"/>// same signatures,</text:p>
      <text:p text:style-name="P7">double gronk(int n, float m); <text:s/>// hence not allowed</text:p>
      <text:p text:style-name="P7"/>
      <text:p text:style-name="P7">Therefore, C++ doesn’t permit you to overload gronk() in this fashion. You can have different</text:p>
      <text:p text:style-name="P7">return types, but only if the signatures are also different:</text:p>
      <text:p text:style-name="P7"/>
      <text:p text:style-name="P15">An Overloading Example</text:p>
      <text:p text:style-name="P7"/>
      <text:p text:style-name="P7">unsigned digits = 1;</text:p>
      <text:p text:style-name="P7">while (n /= 10)</text:p>
      <text:p text:style-name="P7">digits++;</text:p>
      <text:p text:style-name="P7"/>
      <text:p text:style-name="P7">This loop counts how many times you can remove a digit from n until none are left. <text:span text:style-name="T16">(see pg 391 for code)</text:span></text:p>
      <text:p text:style-name="P7"/>
      <text:p text:style-name="P15">When to Use Function Overloading</text:p>
      <text:p text:style-name="P7">You might find function overloading fascinating, but you shouldn’t overuse it. You should reserve function overloading for functions that perform basically the same task but with different forms of data. <text:span text:style-name="T17">(see pg 393 side note on name decoration)</text:span></text:p>
      <text:p text:style-name="P7"/>
      <text:p text:style-name="P15">Function Templates</text:p>
      <text:p text:style-name="P7">Contemporary C++ compilers implement one of the newer C++ additions: function templates. A function template is a <text:span text:style-name="T3">generic function description</text:span>; that is, it defines a function in terms of a generic type for which a specific type, such as int or double , can be substituted. By passing a type as a parameter to a template, you cause the compiler to generate a function for that particular type. Because templates let you program in terms of a generic type instead of a specific type, the process is sometimes termed <text:span text:style-name="T3">generic programming</text:span>. Because types are represented by parameters, the <text:span text:style-name="T1">template feature </text:span>is sometimes referred to as <text:span text:style-name="T3">parameterized types</text:span>.</text:p>
      <text:p text:style-name="P7"/>
      <text:p text:style-name="P7">Function templates enable you to define a function in terms of some arbitrary type. For example, you can set up a swapping template like this:</text:p>
      <text:p text:style-name="P7"/>
      <text:p text:style-name="P7"><text:span text:style-name="T3">template</text:span> &lt;class Any&gt;</text:p>
      <text:p text:style-name="P7">void Swap(Any &amp;a, Any &amp;b)</text:p>
      <text:p text:style-name="P7">{</text:p>
      <text:p text:style-name="P7"><text:soft-page-break/><text:tab/>Any temp;</text:p>
      <text:p text:style-name="P7"><text:tab/>temp = a;</text:p>
      <text:p text:style-name="P7"><text:tab/>a = b;</text:p>
      <text:p text:style-name="P7"><text:tab/>b = temp;</text:p>
      <text:p text:style-name="P7">}</text:p>
      <text:p text:style-name="P7"/>
      <text:p text:style-name="P7">The first line specifies that you are setting up a template and that you’re naming the arbitrary</text:p>
      <text:p text:style-name="P7">type Any . The keywords template and class are obligatory, except that you can use the key-word <text:span text:style-name="T4">typename</text:span> instead of class . Also, you must use the angle brackets. The template does not create any functions. Instead, it provides the compiler with directions about how to define a function. If you want a function to swap int s, then the compiler creates a function following the template pattern, substituting int for Any . Similarly, if you need a function to swap double s, the compiler follows the template, substituting the double type for Any .</text:p>
      <text:p text:style-name="P7"/>
      <text:p text:style-name="P7">The keyword typename is a recent addition to C++. You can use it instead of the keyword <text:span text:style-name="T18">class in this context. That is, you can write the template definition this way:</text:span></text:p>
      <text:p text:style-name="P7"/>
      <text:p text:style-name="P7"><text:span text:style-name="T3">template</text:span> &lt;typename Any&gt;</text:p>
      <text:p text:style-name="P7">void Swap(Any &amp;a, Any &amp;b)</text:p>
      <text:p text:style-name="P7">{</text:p>
      <text:p text:style-name="P7"><text:tab/>Any temp;</text:p>
      <text:p text:style-name="P7"><text:tab/>temp = a;</text:p>
      <text:p text:style-name="P7"><text:tab/>a = b;</text:p>
      <text:p text:style-name="P7"><text:tab/>b = temp;</text:p>
      <text:p text:style-name="P7">}</text:p>
      <text:p text:style-name="P7"/>
      <text:p text:style-name="P7">The typename keyword makes it a bit more obvious that the parameter Any represents a type; however, large libraries of code have already been developed by using the older keyword class . The C++ Standard treats the two keywords identically when they are used in this context.</text:p>
      <text:p text:style-name="P7"/>
      <text:p text:style-name="P15">Tip</text:p>
      <text:p text:style-name="P7">You should use templates if you need functions that apply the same algorithm to a variety of types. If you aren’t concerned with backward compatibility and can put up with the effort of typing a longer word, you should use the keyword typename rather than class when you declare type parameters.</text:p>
      <text:p text:style-name="P5"/>
      <text:p text:style-name="P5">The benefits of templates are that they make generating multiple function definitions simpler and more reliable.</text:p>
      <text:p text:style-name="P5"/>
      <text:p text:style-name="P16">Overloaded Templates</text:p>
      <text:p text:style-name="P5">You use templates when you need functions that apply the same algorithm to a variety of types. To handle this possibility, you can overload template definitions, just as you overload regular function definitions. As with ordinary overloading, overloaded templates need distinct</text:p>
      <text:p text:style-name="P5">function signatures. Not all template arguments have to be template parameter types.</text:p>
      <text:p text:style-name="P5"/>
      <text:p text:style-name="P16">Explicit Specializations</text:p>
      <text:p text:style-name="P5">Suppose you define a structure like the following:</text:p>
      <text:p text:style-name="P5"/>
      <text:p text:style-name="P5"><text:soft-page-break/>struct job</text:p>
      <text:p text:style-name="P5">{</text:p>
      <text:p text:style-name="P5"><text:tab/>char name[40];</text:p>
      <text:p text:style-name="P5"><text:tab/>double salary;</text:p>
      <text:p text:style-name="P5"><text:tab/>int floor;</text:p>
      <text:p text:style-name="P5">};</text:p>
      <text:p text:style-name="P5"/>
      <text:p text:style-name="P5">Also, suppose you want to be able to swap the contents of two such structures. The original</text:p>
      <text:p text:style-name="P5">template uses the following code to effect a swap:</text:p>
      <text:p text:style-name="P5"/>
      <text:p text:style-name="P5">temp = a;</text:p>
      <text:p text:style-name="P5">a = b;</text:p>
      <text:p text:style-name="P5">b = temp;</text:p>
      <text:p text:style-name="P5"/>
      <text:p text:style-name="P5">Because C++ allows you to assign one structure to another, this works fine, even if type Any is</text:p>
      <text:p text:style-name="P5">a job structure. But suppose you only want to swap the salary and floor members, keeping the name members unchanged. This requires different code, but the arguments to Swap() would be the same as for the first case (references to two job structures), so you can’t use template overloading to supply the alternative code.</text:p>
      <text:p text:style-name="P5"/>
      <text:p text:style-name="P5">However, you can supply a specialized function definition, called an explicit specialization, with the required code. If the compiler finds a<text:span text:style-name="T3"> specialized definition</text:span> that exactly matches a function call, it uses that definition without looking for templates.</text:p>
      <text:p text:style-name="P5"/>
      <text:p text:style-name="P5">The specialization mechanism has changed with the evolution of C++. We’ll look at the current form as mandated by the C++ Standard and then look at two older forms supported by older</text:p>
      <text:p text:style-name="P5">compilers.</text:p>
      <text:p text:style-name="P5"/>
      <text:p text:style-name="P16">Third-Generation Specialization (ISO/ANSI C++ Standard)</text:p>
      <text:p text:style-name="P5">• For a given function name, you can have a non-template function, a template function,</text:p>
      <text:p text:style-name="P5">and an explicit specialization template function, along with overloaded versions of all of</text:p>
      <text:p text:style-name="P5">these.</text:p>
      <text:p text:style-name="P5"/>
      <text:p text:style-name="P5">• The prototype and definition for an explicit specialization should be preceded by template &lt;&gt; and should mention the specialized type by name.</text:p>
      <text:p text:style-name="P5"/>
      <text:p text:style-name="P5">• A specialization overrides the regular template, and a non-template function overrides</text:p>
      <text:p text:style-name="P5">both.</text:p>
      <text:p text:style-name="P5"/>
      <text:p text:style-name="P5">Here’s how prototypes for swapping type job structures would look for these three forms:</text:p>
      <text:p text:style-name="P5"/>
      <text:p text:style-name="P5">// non-template function prototype</text:p>
      <text:p text:style-name="P5">void Swap(job &amp;, job &amp;);</text:p>
      <text:p text:style-name="P5"/>
      <text:p text:style-name="P5">// template prototype</text:p>
      <text:p text:style-name="P5">template &lt;class Any&gt;</text:p>
      <text:p text:style-name="P5">void Swap(Any &amp;, Any &amp;);</text:p>
      <text:p text:style-name="P5"/>
      <text:p text:style-name="P5"><text:soft-page-break/>// explicit specialization for the job type</text:p>
      <text:p text:style-name="P8">template&lt;&gt; void Swap<text:span text:style-name="T19">&lt;job&gt;(job &amp;, job &amp;);</text:span></text:p>
      <text:p text:style-name="P8"/>
      <text:p text:style-name="P8">As mentioned previously, if more than one of these prototypes is present, the compiler chooses the non-template version over explicit specializations and template versions, and it chooses an</text:p>
      <text:p text:style-name="P8">explicit specialization over a version generated from a template. For example, in the following</text:p>
      <text:p text:style-name="P8">code, the first call to Swap() uses the general template, and the second call uses the explicit</text:p>
      <text:p text:style-name="P8">specialization, based on the job type:</text:p>
      <text:p text:style-name="P8"/>
      <text:p text:style-name="P8">...</text:p>
      <text:p text:style-name="P9">template &lt;class Any&gt; <text:s text:c="21"/>// template</text:p>
      <text:p text:style-name="P8">void Swap(Any &amp;, Any &amp;);</text:p>
      <text:p text:style-name="P8"/>
      <text:p text:style-name="P8">// explicit specialization for the job type</text:p>
      <text:p text:style-name="P8">template &lt;&gt; void Swap&lt;job&gt;(job &amp;, job &amp;);</text:p>
      <text:p text:style-name="P8">int main()</text:p>
      <text:p text:style-name="P8">{</text:p>
      <text:p text:style-name="P8"><text:tab/>double u, v;</text:p>
      <text:p text:style-name="P8"><text:tab/>...</text:p>
      <text:p text:style-name="P8"><text:tab/>Swap(u,v); // use template</text:p>
      <text:p text:style-name="P8"/>
      <text:p text:style-name="P8"><text:tab/>job a, b;</text:p>
      <text:p text:style-name="P8"><text:tab/>...</text:p>
      <text:p text:style-name="P8"><text:tab/>Swap(a,b); // use void Swap&lt;job&gt;(job &amp;, job &amp;)</text:p>
      <text:p text:style-name="P8">}</text:p>
      <text:p text:style-name="P8"/>
      <text:p text:style-name="P8">The &lt;job&gt; in Swap&lt;job&gt; is optional because the function argument types indicate that this is a</text:p>
      <text:p text:style-name="P8">specialization for job . Thus, the prototype can also be written this way:</text:p>
      <text:p text:style-name="P8"/>
      <text:p text:style-name="P8">template &lt;&gt; void Swap(job &amp;, job &amp;); <text:s text:c="2"/>// simpler form <text:span text:style-name="T20">(see pg 400 for code)</text:span></text:p>
      <text:p text:style-name="P8"/>
      <text:p text:style-name="P17">Earlier Approaches to Specialization</text:p>
      <text:p text:style-name="P8">The simplest way is to provide an ordinary function, defined for the particular type you want to</text:p>
      <text:p text:style-name="P8">process.</text:p>
      <text:p text:style-name="P17"/>
      <text:p text:style-name="P17">Instantiations and Specializations</text:p>
      <text:p text:style-name="P8">To extend your understanding of templates, let’s investigate the terms instantiation and specialization. Keep in mind that including a function template in your code does not in itself generate a function definition. It’s merely a plan for generating a function definition. When the</text:p>
      <text:p text:style-name="P8">compiler uses the template to <text:span text:style-name="T1">generate a function definition </text:span>for a particular type, the result is</text:p>
      <text:p text:style-name="P8">termed an instantiation of the template. For example, in Listing 8.13, the function call Swap(i,j) causes the compiler to generate an instantiation of Swap() , using int as the type.</text:p>
      <text:p text:style-name="P8"/>
      <text:p text:style-name="P8">This type of instantiation is termed <text:span text:style-name="T3">implicit instantiation</text:span> because the compiler deduces the necessity for making the definition by noting that the program uses a Swap() function with int parameters. Originally, using implicit instantiation was the only way the compiler generated function definitions from templates, but now C++ allows for <text:span text:style-name="T3">explicit instantiation</text:span>.</text:p>
      <text:p text:style-name="P8"/>
      <text:p text:style-name="P8"><text:soft-page-break/>That means you can instruct the compiler to create a particular instantiation—for example, Swap&lt;int&gt;() —directly.</text:p>
      <text:p text:style-name="P8"/>
      <text:p text:style-name="P8">template void Swap&lt;int&gt;(int, int); <text:s text:c="2"/>// explicit instantiation</text:p>
      <text:p text:style-name="P8"/>
      <text:p text:style-name="P8">A compiler that implements this feature will, upon seeing this declaration, use the Swap() template to generate an instantiation, using the int type. That is, this declaration means “Use</text:p>
      <text:p text:style-name="P8">the Swap() template to generate a function definition for the int type.”</text:p>
      <text:p text:style-name="P8"/>
      <text:p text:style-name="P17">Caution</text:p>
      <text:p text:style-name="P8">It is an error to try to use both an explicit instantiation and an explicit specialization for the same</text:p>
      <text:p text:style-name="P8">type(s) in the same programming unit.</text:p>
      <text:p text:style-name="P8"/>
      <text:p text:style-name="P8">Implicit instantiations, explicit instantiations, and explicit specializations collectively are</text:p>
      <text:p text:style-name="P8">termed <text:span text:style-name="T3">specializations</text:span>.</text:p>
      <text:p text:style-name="P8"/>
      <text:p text:style-name="P8">The following fragment summarizes these concepts:</text:p>
      <text:p text:style-name="P8"/>
      <text:p text:style-name="P8">… </text:p>
      <text:p text:style-name="P10">template &lt;class Any&gt; <text:s text:c="2"/><text:tab/><text:tab/>// template prototype</text:p>
      <text:p text:style-name="P8">void Swap (Any &amp;, Any &amp;);</text:p>
      <text:p text:style-name="P8"/>
      <text:p text:style-name="P8">template &lt;&gt; void Swap&lt;job&gt;(job &amp;, job &amp;); // explicit specialization for job</text:p>
      <text:p text:style-name="P8">int main(void)</text:p>
      <text:p text:style-name="P8">{</text:p>
      <text:p text:style-name="P8"><text:tab/>template void Swap&lt;char&gt;(char &amp;, char &amp;); // explicit instantiation for char</text:p>
      <text:p text:style-name="P8"><text:tab/>short a, b;</text:p>
      <text:p text:style-name="P8"><text:tab/>...</text:p>
      <text:p text:style-name="P10"><text:tab/>Swap(a,b); <text:s text:c="2"/>// implicit template instantiation for short</text:p>
      <text:p text:style-name="P10"><text:tab/>...</text:p>
      <text:p text:style-name="P10"><text:s/><text:tab/>Swap(n, m); // use explicit specialization for job</text:p>
      <text:p text:style-name="P10"><text:tab/>char g, h;</text:p>
      <text:p text:style-name="P10"><text:tab/>…</text:p>
      <text:p text:style-name="P11"><text:tab/>Swap(g, h); // use explicit template instantiation for char</text:p>
      <text:p text:style-name="P10"><text:tab/>...</text:p>
      <text:p text:style-name="P10">}</text:p>
      <text:p text:style-name="P10"/>
      <text:p text:style-name="P18">Exact Matches and Best Matches <text:span text:style-name="T22">(see pg 406)</text:span></text:p>
      <text:p text:style-name="P10">The term most specialized doesn’t necessarily imply an explicit specialization; more generally,</text:p>
      <text:p text:style-name="P10">it indicates that fewer conversions take place when the compiler deduces what type to use. <text:span text:style-name="T23">(see pg 408)</text:span></text:p>
      <text:p text:style-name="P10"/>
      <text:p text:style-name="P10">The rules for finding the<text:span text:style-name="T1"> most specialized template</text:span> are called the <text:span text:style-name="T3">partial ordering rules</text:span> for function templates. Like explicit instantiations, they are new additions to the C++ language.</text:p>
      <text:p text:style-name="P10"/>
      <text:p text:style-name="P10">the overload resolution process looks for a function that’s the best match. If there’s just one, that function is chosen. If more than one are otherwise tied, but only one is a non-template function, that non-template function is chosen. If more than one candidates are otherwise tied and all are <text:soft-page-break/>template functions, but one template is more specialized than the rest,that one is chosen. If there are two or more equally good non-template functions, or if there are two or more equally good template functions, none of which is more specialized than the rest, the function call is ambiguous and an error. If there are no matching calls, of course, that is also an error.</text:p>
      <text:p text:style-name="P10"/>
      <text:p text:style-name="P18">Functions with Multiple Arguments</text:p>
      <text:p text:style-name="P10">Where matters really get involved is when a function call with multiple arguments is matched</text:p>
      <text:p text:style-name="P10">to prototypes with multiple arguments. The compiler must look at matches for all the arguments. If it can find a function that is better than all the other viable functions, it is chosen. For one function to be better than another function, it has to provide at least as good a match for all arguments and a better match for at least one argument.</text:p>
      <text:p text:style-name="P10"/>
      <text:p text:style-name="P10"/>
      <text:p text:style-name="P18"/>
      <text:p text:style-name="P18"/>
      <text:p text:style-name="P17"/>
      <text:p text:style-name="P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5555in" fo:margin-right="0.6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9T19:01:17.870925952</meta:creation-date>
    <dc:date>2019-01-17T02:12:37.786250903</dc:date>
    <meta:editing-duration>PT4H25M21S</meta:editing-duration>
    <meta:editing-cycles>10</meta:editing-cycles>
    <meta:generator>LibreOffice/6.0.6.2$Linux_X86_64 LibreOffice_project/00m0$Build-2</meta:generator>
    <meta:document-statistic meta:table-count="0" meta:image-count="0" meta:object-count="0" meta:page-count="13" meta:paragraph-count="326" meta:word-count="4972" meta:character-count="29683" meta:non-whitespace-character-count="24796"/>
  </office:meta>
</office:document-meta>
</file>